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style:font-name="Arial" officeooo:paragraph-rsid="0004b4d4" style:font-name-complex="Arial3"/>
    </style:style>
    <style:style style:name="P2" style:family="paragraph" style:parent-style-name="Standard">
      <loext:graphic-properties draw:fill-gradient-name="gradient" draw:fill-hatch-name="hatch"/>
      <style:paragraph-properties fo:line-height="100%" fo:padding-left="0in" fo:padding-right="0in" fo:padding-top="0in" fo:padding-bottom="0.0138in" fo:border="none"/>
      <style:text-properties style:font-name="Arial" officeooo:paragraph-rsid="0004b4d4" style:font-name-complex="Arial3"/>
    </style:style>
    <style:style style:name="P3" style:family="paragraph" style:parent-style-name="Standard">
      <loext:graphic-properties draw:fill-gradient-name="gradient" draw:fill-hatch-name="hatch"/>
      <style:paragraph-properties fo:line-height="100%" fo:padding-left="0in" fo:padding-right="0in" fo:padding-top="0in" fo:padding-bottom="0.0138in" fo:border="none"/>
      <style:text-properties style:font-name="Arial" fo:font-size="10pt" officeooo:paragraph-rsid="0004b4d4" style:font-size-asian="10pt" style:font-name-complex="Arial3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-left="0in" fo:padding-right="0in" fo:padding-top="0in" fo:padding-bottom="0.0138in" fo:border="none"/>
      <style:text-properties fo:color="#127622" loext:opacity="100%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line-height="115%"/>
    </style:style>
    <style:style style:name="P7" style:family="paragraph">
      <loext:graphic-properties draw:fill="none" draw:fill-color="#ffffff"/>
      <style:paragraph-properties fo:line-height="115%" style:writing-mode="lr-tb"/>
    </style:style>
    <style:style style:name="P8" style:family="paragraph">
      <loext:graphic-properties draw:fill="none" draw:fill-color="#ffffff"/>
      <style:paragraph-properties fo:line-height="115%" style:writing-mode="lr-tb"/>
      <style:text-properties fo:font-size="11pt"/>
    </style:style>
    <style:style style:name="P9" style:family="paragraph">
      <loext:graphic-properties draw:fill-color="#000000"/>
      <style:paragraph-properties fo:text-align="center"/>
      <style:text-properties fo:font-size="11pt"/>
    </style:style>
    <style:style style:name="P10" style:family="paragraph">
      <loext:graphic-properties draw:fill="none" draw:fill-color="#ffffff"/>
      <style:paragraph-properties style:writing-mode="lr-tb"/>
      <style:text-properties style:font-name="Arial2" fo:font-size="11pt"/>
    </style:style>
    <style:style style:name="T1" style:family="text">
      <style:text-properties style:font-name="Arial" fo:font-size="12pt" fo:font-weight="bold" style:font-size-asian="12pt" style:font-weight-asian="bold" style:font-name-complex="Arial3" style:font-weight-complex="bold"/>
    </style:style>
    <style:style style:name="T2" style:family="text">
      <style:text-properties style:font-name="Arial" fo:font-size="12pt" style:font-size-asian="12pt" style:font-name-complex="Arial3"/>
    </style:style>
    <style:style style:name="T3" style:family="text">
      <style:text-properties style:font-name="Arial" fo:font-size="22pt" fo:font-weight="bold" style:font-size-asian="22pt" style:font-weight-asian="bold" style:font-name-complex="Arial3"/>
    </style:style>
    <style:style style:name="T4" style:family="text">
      <style:text-properties fo:color="#127622" loext:opacity="100%" style:font-name="Arial2" fo:font-size="11pt" fo:font-weight="bold" style:font-weight-asian="bold" style:font-name-complex="Arial" style:font-weight-complex="bold"/>
    </style:style>
    <style:style style:name="T5" style:family="text">
      <style:text-properties fo:color="#127622" loext:opacity="100%" style:font-name="Arial2" fo:font-size="13pt" fo:font-weight="bold" style:font-size-asian="13pt" style:font-weight-asian="bold" style:font-name-complex="Arial" style:font-size-complex="13pt" style:font-weight-complex="bold"/>
    </style:style>
    <style:style style:name="T6" style:family="text">
      <style:text-properties fo:color="#127622" loext:opacity="100%" style:font-name="Arial2" fo:font-size="10.5pt" fo:font-weight="bold" style:font-size-asian="10.5pt" style:font-weight-asian="bold" style:font-name-complex="Arial" style:font-size-complex="10.5pt" style:font-weight-complex="bold"/>
    </style:style>
    <style:style style:name="T7" style:family="text">
      <style:text-properties fo:color="#127622" loext:opacity="100%" style:font-name="Arial2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2" fo:font-size="11pt" fo:font-weight="bold" style:font-weight-asian="bold" style:font-name-complex="Arial" style:font-weight-complex="bold"/>
    </style:style>
    <style:style style:name="T9" style:family="text">
      <style:text-properties style:font-name="Arial2" fo:font-size="11pt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2" fo:font-size="11pt" fo:font-style="normal" fo:font-weight="bold" style:font-style-asian="normal" style:font-weight-asian="bold" style:font-name-complex="Arial" style:font-style-complex="normal" style:font-weight-complex="bold"/>
    </style:style>
    <style:style style:name="T11" style:family="text">
      <style:text-properties style:font-name="Arial2" fo:font-size="11pt" fo:font-style="normal" fo:font-weight="normal" style:font-style-asian="normal" style:font-weight-asian="normal" style:font-name-complex="Arial" style:font-style-complex="normal" style:font-weight-complex="normal"/>
    </style:style>
    <style:style style:name="T12" style:family="text">
      <style:text-properties style:font-name="Arial2" fo:font-size="11pt" fo:font-style="normal" fo:font-weight="bold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font-size="11pt" fo:font-style="italic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style:font-name="Arial2" fo:font-size="11pt"/>
    </style:style>
    <style:style style:name="T15" style:family="text">
      <style:text-properties style:font-name="Arial2" fo:font-size="6pt" style:font-size-asian="6pt" style:font-size-complex="6pt"/>
    </style:style>
    <style:style style:name="gr1" style:family="graphic">
      <style:graphic-properties svg:stroke-width="0.0209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254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Ryan Yuzuki <text:s text:c="32"/></text:span><text:span text:style-name="T2"><text:s text:c="35"/></text:span><text:span text:style-name="T1">ryanyuzuki.com</text:span></text:p>
      <text:p text:style-name="P3"><draw:line text:anchor-type="paragraph" draw:z-index="0" draw:name="Line 3" draw:style-name="gr1" draw:text-style-name="P5" svg:x1="0.0098in" svg:y1="-0.0906in" svg:x2="7.5098in" svg:y2="-0.1008in"><text:p/></draw:line><draw:line text:anchor-type="paragraph" draw:z-index="2" draw:name="Line 1" draw:style-name="gr1" draw:text-style-name="P5" svg:x1="0.0098in" svg:y1="0.3031in" svg:x2="7.5098in" svg:y2="0.2929in"><text:p/></draw:line><draw:frame text:anchor-type="paragraph" draw:z-index="1" draw:name="Text Frame 1" draw:style-name="gr4" draw:text-style-name="P10" svg:width="7.5106in" svg:height="0.5732in" svg:x="0.0154in" svg:y="0.022in"><draw:text-box><text:p><text:span text:style-name="T14">Email: <text:s text:c="7"/></text:span><text:span text:style-name="T15"><text:s text:c="30"/></text:span><text:span text:style-name="T14"><text:s/>yuzukiryan@gmail.com</text:span></text:p></draw:text-box></draw:frame></text:p>
      <text:p text:style-name="P3"><draw:frame text:anchor-type="paragraph" draw:z-index="4" draw:name="Text Frame 3" draw:style-name="gr3" draw:text-style-name="P8" svg:width="5.9941in" svg:height="9.0634in" svg:x="1.5319in" svg:y="0.1091in"><draw:text-box><text:p text:style-name="P6"><text:span text:style-name="T8">Software Engineer <text:s text:c="75"/></text:span><text:span text:style-name="T9">June 2018 – Present</text:span></text:p><text:p text:style-name="P6"><text:span text:style-name="T10">Raytheon Technologies – Fullerton, CA</text:span></text:p><text:p text:style-name="P6"><text:span text:style-name="T11">• <text:s/></text:span><text:span text:style-name="T11">Supported JPALS (Joint Precision Approach and Landing System) software <text:s/></text:span></text:p><text:p text:style-name="P6"><text:span text:style-name="T11"><text:s text:c="3"/></text:span><text:span text:style-name="T11">development team, including software development, regression/unit testing and</text:span></text:p><text:p text:style-name="P6"><text:span text:style-name="T11"><text:s text:c="3"/></text:span><text:span text:style-name="T11">maintaining requirements traceability.</text:span></text:p><text:p text:style-name="P6"><text:span text:style-name="T11">• <text:s/></text:span><text:span text:style-name="T11">Developed process automation tools that saved developers time - created PowerShell</text:span></text:p><text:p text:style-name="P6"><text:span text:style-name="T11"><text:s text:c="3"/></text:span><text:span text:style-name="T11">script to download project files from Bitbucket branch using cURL to quickly update</text:span></text:p><text:p text:style-name="P6"><text:span text:style-name="T11"><text:s text:c="3"/></text:span><text:span text:style-name="T11">source files; wrote Jenkins job to ensure 90% MCDC coverage of VectorCAST unit</text:span></text:p><text:p text:style-name="P6"><text:span text:style-name="T11"><text:s text:c="3"/></text:span><text:span text:style-name="T11">tests.</text:span></text:p><text:p text:style-name="P6"><text:span text:style-name="T11">• <text:s/></text:span><text:span text:style-name="T11">Supported multiple subsystems and regression test architecture, mainly through the</text:span></text:p><text:p text:style-name="P6"><text:span text:style-name="T11"><text:s text:c="3"/></text:span><text:span text:style-name="T11">use of C and Perl.</text:span></text:p><text:p text:style-name="P6"><text:span text:style-name="T11">• <text:s/></text:span><text:span text:style-name="T11">Led efforts exploring Product Line Engineering using BigLever Gears for expeditionary</text:span></text:p><text:p text:style-name="P6"><text:span text:style-name="T11"><text:s text:c="3"/></text:span><text:span text:style-name="T11">JPALS as part of becoming Raytheon 6 Sigma certified</text:span></text:p><text:p text:style-name="P6"><text:span text:style-name="T11">• <text:s/></text:span><text:span text:style-name="T11">Tracked and updated software requirements through the use of IBM Rational DOORS</text:span></text:p><text:p text:style-name="P6"><text:span text:style-name="T11">• <text:s/></text:span><text:span text:style-name="T11">Tracked scrum sprints through the use of Jira, constantly striving for improvement</text:span></text:p><text:p text:style-name="P6"><text:span text:style-name="T11"><text:s text:c="3"/></text:span><text:span text:style-name="T11">through kaizen.</text:span></text:p><text:p text:style-name="P6"><text:span text:style-name="T11"/></text:p><text:p text:style-name="P6"><text:span text:style-name="T10">Personal Website <text:s text:c="73"/></text:span><text:span text:style-name="T9">March 2018 – Ongoing</text:span></text:p><text:p text:style-name="P6"><text:span text:style-name="T10">https://ryanyuzuki.com</text:span></text:p><text:p text:style-name="P6"><text:span text:style-name="T11">• <text:s/></text:span><text:span text:style-name="T11">Personal Website to teach myself HTML, CSS and Javascript. Now mainly used to</text:span></text:p><text:p text:style-name="P6"><text:span text:style-name="T11"><text:s text:c="3"/></text:span><text:span text:style-name="T11">maintain my growing list of escape rooms.</text:span></text:p><text:p text:style-name="P6"><text:span text:style-name="T11"/></text:p><text:p text:style-name="P6"><text:span text:style-name="T10">UCR Class Difficulty Database <text:s text:c="55"/></text:span><text:span text:style-name="T9">April 2017 - Ongoing</text:span></text:p><text:p text:style-name="P6"><text:span text:style-name="T10">https://database.ryanyuzuki.com</text:span></text:p><text:p text:style-name="P6"><text:span text:style-name="T11">• <text:s/></text:span><text:span text:style-name="T11">Created in 2017 and now used by others as a database for many other projects</text:span></text:p><text:p text:style-name="P6"><text:span text:style-name="T11">• <text:s/></text:span><text:span text:style-name="T11">Wrote a Python script that uses Google Workspace API to automatically populate</text:span></text:p><text:p text:style-name="P6"><text:span text:style-name="T11"><text:s text:c="3"/></text:span><text:span text:style-name="T11">reviews and difficulties submitted by students.</text:span></text:p><text:p text:style-name="P6"><text:span text:style-name="T11"/></text:p><text:p text:style-name="P6"><text:span text:style-name="T12">B.S., Computer Science <text:s text:c="82"/></text:span><text:span text:style-name="T9">June </text:span><text:span text:style-name="T13">2019</text:span></text:p><text:p text:style-name="P6"><text:span text:style-name="T10">University of California, Riverside</text:span><text:span text:style-name="T11"> <text:s text:c="18"/></text:span></text:p><text:p text:style-name="P6"><text:span text:style-name="T11">Dean’s List, National Society of Collegiate Scholars</text:span></text:p><text:p text:style-name="P6"><text:span text:style-name="T11"/></text:p><text:p text:style-name="P6"><text:span text:style-name="T12">Eagle Scout <text:s text:c="99"/></text:span><text:span text:style-name="T9">August 2014</text:span></text:p><text:p text:style-name="P6"><text:span text:style-name="T10">Troop 378</text:span></text:p><text:p text:style-name="P6"><text:span text:style-name="T11">• <text:s/></text:span><text:span text:style-name="T11">Eagle Scout project was to organize, plan and lead scouts/parents to renovate two playground equipment rooms at Vista Grande Elementary School.</text:span></text:p><text:p text:style-name="P6"><text:span text:style-name="T11"/></text:p><text:p text:style-name="P6"><text:span text:style-name="T10">Merit Badge Counselor</text:span><text:span text:style-name="T11"> <text:s text:c="59"/></text:span><text:span text:style-name="T9">June 2016 – August 2017</text:span></text:p><text:p text:style-name="P6"><text:span text:style-name="T10">Cabrillo Beach Youth Center – San Pedro, CA</text:span></text:p><text:p text:style-name="P6"><text:span text:style-name="T11">• <text:s/></text:span><text:span text:style-name="T11">Instructed and led groups of Boy Scouts through curriculum required to earn Eagle</text:span></text:p><text:p text:style-name="P6"><text:span text:style-name="T11"><text:s text:c="3"/></text:span><text:span text:style-name="T11">required merit badges</text:span></text:p><text:p text:style-name="P6"><text:span text:style-name="T11">• <text:s/></text:span><text:span text:style-name="T11">Scheduling and check-in for scouts</text:span></text:p><text:p text:style-name="P6"><text:span text:style-name="T11">• <text:s/></text:span><text:span text:style-name="T11">Pool and Waterfront spotter</text:span></text:p><text:p text:style-name="P6"><text:span text:style-name="T11">• <text:s/></text:span><text:span text:style-name="T11">Food prep and service for overnight campers</text:span></text:p><text:p text:style-name="P6"><text:span text:style-name="T11"/></text:p></draw:text-box></draw:frame><draw:frame text:anchor-type="paragraph" draw:z-index="5" draw:name="Text Frame 5" draw:style-name="gr2" draw:text-style-name="P7" svg:width="1.4579in" svg:height="6.8768in" svg:x="0.0154in" svg:y="0.1in"><draw:text-box><text:p text:style-name="P6"><text:span text:style-name="T4">WORK HISTORY</text:span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5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>PERSONAL PROJECTS</text:span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4"/></text:p><text:p text:style-name="P6"><text:span text:style-name="T6"/></text:p><text:p text:style-name="P6"><text:span text:style-name="T4"/></text:p><text:p text:style-name="P6"><text:span text:style-name="T4"/></text:p><text:p text:style-name="P6"><text:span text:style-name="T4">EDUCATION</text:span></text:p><text:p text:style-name="P6"><text:span text:style-name="T4"/></text:p><text:p text:style-name="P6"><text:span text:style-name="T7"/></text:p><text:p text:style-name="P6"><text:span text:style-name="T4"/></text:p><text:p text:style-name="P6"><text:span text:style-name="T4">ADDITIONAL EXPERIENCE</text:span></text:p></draw:text-box></draw:frame><draw:line text:anchor-type="paragraph" draw:z-index="6" draw:name="Line 2" draw:style-name="gr1" draw:text-style-name="P5" svg:x1="0.0098in" svg:y1="5.6843in" svg:x2="7.5098in" svg:y2="5.67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3" draw:name="Line 4" draw:style-name="gr1" draw:text-style-name="P9" svg:x1="0.0154in" svg:y1="1.0524in" svg:x2="7.5449in" svg:y2="1.02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7" draw:name="Line 5" draw:style-name="gr1" draw:text-style-name="P5" svg:x1="0.0098in" svg:y1="0.828in" svg:x2="7.5098in" svg:y2="0.8177in"><text:p/></draw:line></text:p>
      <text:p text:style-name="P3"/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yan</meta:initial-creator>
    <meta:editing-cycles>289</meta:editing-cycles>
    <meta:print-date>2018-05-06T04:52:00</meta:print-date>
    <meta:creation-date>2018-03-18T21:44:00</meta:creation-date>
    <dc:date>2023-04-22T02:15:50.907000000</dc:date>
    <meta:editing-duration>P1DT1H43M24S</meta:editing-duration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3" meta:character-count="93" meta:non-whitespace-character-count="24"/>
    <meta:user-defined meta:name="AppVersion">16.0000</meta:user-defined>
    <meta:template xlink:type="simple" xlink:actuate="onRequest" xlink:title="Normal" xlink:href=""/>
  </office:meta>
</office:document-meta>
</file>